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 loext:decorative="false"/>
    </style:style>
    <style:style style:name="gr2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dash" draw:stroke-dash="stroke-dash11" svg:stroke-width="0.052cm" svg:stroke-color="#0000ff" draw:stroke-linejoin="round" svg:stroke-linecap="butt" draw:fill="none" fo:padding-top="0.026cm" fo:padding-bottom="0.026cm" fo:padding-left="0.026cm" fo:padding-right="0.026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DejaVuSans1" fo:font-size="10pt" fo:font-weight="normal" style:font-name-asian="DejaVuSans1" style:font-size-asian="10pt" style:font-weight-asian="normal" style:font-name-complex="DejaVuSans1" style:font-size-complex="10pt" style:font-weight-complex="normal"/>
    </style:style>
    <style:style style:name="T2" style:family="text">
      <style:text-properties fo:color="#000000" loext:opacity="100%" style:font-name="DejaVuSans1" fo:font-size="9pt" fo:font-weight="normal" style:font-name-asian="DejaVuSans1" style:font-size-asian="9pt" style:font-weight-asian="normal" style:font-name-complex="DejaVuSans1" style:font-size-complex="9pt" style:font-weight-complex="normal"/>
    </style:style>
    <style:style style:name="T3" style:family="text">
      <style:text-properties fo:color="#000000" loext:opacity="100%" style:font-name="DejaVuSans1" fo:font-size="10.5pt" fo:font-weight="normal" style:font-name-asian="DejaVuSans1" style:font-size-asian="10.5pt" style:font-weight-asian="normal" style:font-name-complex="DejaVuSans1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12cm" svg:height="0.212cm" svg:x="3.963cm" svg:y="12.924cm" svg:viewBox="0 0 213 213" svg:d="M106 213c28 0 56-12 76-31 20-20 31-47 31-75s-11-56-31-76-48-31-76-31-55 11-75 31c-19 20-31 48-31 76s12 55 31 75c20 19 47 31 75 31z">
          <text:p/>
        </draw:path>
        <draw:path draw:style-name="gr1" draw:text-style-name="P1" draw:layer="layout" svg:width="0.212cm" svg:height="0.212cm" svg:x="3.963cm" svg:y="10.257cm" svg:viewBox="0 0 213 213" svg:d="M106 213c28 0 56-12 76-32s31-47 31-75-11-55-31-75-48-31-76-31-55 11-75 31c-19 20-31 47-31 75s12 55 31 75c20 20 47 32 75 32z">
          <text:p/>
        </draw:path>
        <draw:path draw:style-name="gr1" draw:text-style-name="P1" draw:layer="layout" svg:width="0.212cm" svg:height="0.212cm" svg:x="3.963cm" svg:y="7.59cm" svg:viewBox="0 0 213 213" svg:d="M106 213c28 0 56-12 76-31 20-20 31-47 31-76 0-28-11-55-31-75s-48-31-76-31-55 11-75 31c-19 20-31 47-31 75 0 29 12 56 31 76 20 19 47 31 75 31z">
          <text:p/>
        </draw:path>
        <draw:path draw:style-name="gr1" draw:text-style-name="P1" draw:layer="layout" svg:width="0.212cm" svg:height="0.212cm" svg:x="3.963cm" svg:y="4.923cm" svg:viewBox="0 0 213 213" svg:d="M106 213c28 0 56-12 76-31 20-20 31-47 31-75s-11-55-31-76c-20-20-48-31-76-31s-55 11-75 31c-19 21-31 48-31 76s12 55 31 75c20 19 47 31 75 31z">
          <text:p/>
        </draw:path>
        <draw:path draw:style-name="gr1" draw:text-style-name="P1" draw:layer="layout" svg:width="0.212cm" svg:height="0.212cm" svg:x="3.963cm" svg:y="2.256cm" svg:viewBox="0 0 213 213" svg:d="M106 213c28 0 56-12 76-31 20-21 31-48 31-76s-11-55-31-75-48-31-76-31-55 11-75 31c-19 20-31 47-31 75s12 55 31 76c20 19 47 31 75 31z">
          <text:p/>
        </draw:path>
        <draw:path draw:style-name="gr1" draw:text-style-name="P1" draw:layer="layout" svg:width="0.212cm" svg:height="0.212cm" svg:x="8.437cm" svg:y="12.924cm" svg:viewBox="0 0 213 213" svg:d="M106 213c29 0 56-12 76-31 20-20 31-47 31-75s-11-56-31-76-47-31-76-31c-28 0-55 11-75 31s-31 48-31 76 11 55 31 75c20 19 47 31 75 31z">
          <text:p/>
        </draw:path>
        <draw:path draw:style-name="gr1" draw:text-style-name="P1" draw:layer="layout" svg:width="0.212cm" svg:height="0.212cm" svg:x="8.437cm" svg:y="10.257cm" svg:viewBox="0 0 213 213" svg:d="M106 213c29 0 56-12 76-32s31-47 31-75-11-55-31-75-47-31-76-31c-28 0-55 11-75 31s-31 47-31 75 11 55 31 75 47 32 75 32z">
          <text:p/>
        </draw:path>
        <draw:path draw:style-name="gr1" draw:text-style-name="P1" draw:layer="layout" svg:width="0.212cm" svg:height="0.212cm" svg:x="8.437cm" svg:y="7.59cm" svg:viewBox="0 0 213 213" svg:d="M106 213c29 0 56-12 76-31 20-20 31-47 31-76 0-28-11-55-31-75s-47-31-76-31c-28 0-55 11-75 31s-31 47-31 75c0 29 11 56 31 76 20 19 47 31 75 31z">
          <text:p/>
        </draw:path>
        <draw:path draw:style-name="gr1" draw:text-style-name="P1" draw:layer="layout" svg:width="0.212cm" svg:height="0.212cm" svg:x="8.437cm" svg:y="4.923cm" svg:viewBox="0 0 213 213" svg:d="M106 213c29 0 56-12 76-31 20-20 31-47 31-75s-11-55-31-76c-20-20-47-31-76-31-28 0-55 11-75 31-20 21-31 48-31 76s11 55 31 75c20 19 47 31 75 31z">
          <text:p/>
        </draw:path>
        <draw:path draw:style-name="gr1" draw:text-style-name="P1" draw:layer="layout" svg:width="0.212cm" svg:height="0.212cm" svg:x="8.437cm" svg:y="2.256cm" svg:viewBox="0 0 213 213" svg:d="M106 213c29 0 56-12 76-31 20-21 31-48 31-76s-11-55-31-75-47-31-76-31c-28 0-55 11-75 31s-31 47-31 75 11 55 31 76c20 19 47 31 75 31z">
          <text:p/>
        </draw:path>
        <draw:path draw:style-name="gr1" draw:text-style-name="P1" draw:layer="layout" svg:width="0.212cm" svg:height="0.212cm" svg:x="12.911cm" svg:y="12.924cm" svg:viewBox="0 0 213 213" svg:d="M107 213c28 0 55-12 75-31 20-20 31-47 31-75s-11-56-31-76-47-31-75-31-56 11-76 31-31 48-31 76 11 55 31 75c20 19 48 31 76 31z">
          <text:p/>
        </draw:path>
        <draw:path draw:style-name="gr1" draw:text-style-name="P1" draw:layer="layout" svg:width="0.212cm" svg:height="0.212cm" svg:x="12.911cm" svg:y="10.257cm" svg:viewBox="0 0 213 213" svg:d="M107 213c28 0 55-12 75-32s31-47 31-75-11-55-31-75-47-31-75-31-56 11-76 31-31 47-31 75 11 55 31 75 48 32 76 32z">
          <text:p/>
        </draw:path>
        <draw:path draw:style-name="gr1" draw:text-style-name="P1" draw:layer="layout" svg:width="0.212cm" svg:height="0.212cm" svg:x="12.911cm" svg:y="7.59cm" svg:viewBox="0 0 213 213" svg:d="M107 213c28 0 55-12 75-31 20-20 31-47 31-76 0-28-11-55-31-75s-47-31-75-31-56 11-76 31-31 47-31 75c0 29 11 56 31 76 20 19 48 31 76 31z">
          <text:p/>
        </draw:path>
        <draw:path draw:style-name="gr1" draw:text-style-name="P1" draw:layer="layout" svg:width="0.212cm" svg:height="0.212cm" svg:x="12.911cm" svg:y="4.923cm" svg:viewBox="0 0 213 213" svg:d="M107 213c28 0 55-12 75-31 20-20 31-47 31-75s-11-55-31-76c-20-20-47-31-75-31s-56 11-76 31c-20 21-31 48-31 76s11 55 31 75c20 19 48 31 76 31z">
          <text:p/>
        </draw:path>
        <draw:path draw:style-name="gr1" draw:text-style-name="P1" draw:layer="layout" svg:width="0.212cm" svg:height="0.212cm" svg:x="12.911cm" svg:y="2.256cm" svg:viewBox="0 0 213 213" svg:d="M107 213c28 0 55-12 75-31 20-21 31-48 31-76s-11-55-31-75-47-31-75-31-56 11-76 31-31 47-31 75 11 55 31 76c20 19 48 31 76 31z">
          <text:p/>
        </draw:path>
        <draw:path draw:style-name="gr1" draw:text-style-name="P1" draw:layer="layout" svg:width="0.212cm" svg:height="0.212cm" svg:x="17.385cm" svg:y="12.924cm" svg:viewBox="0 0 213 213" svg:d="M107 213c28 0 55-12 75-31 20-20 31-47 31-75s-11-56-31-76-47-31-75-31-55 11-75 31c-21 20-32 48-32 76s11 55 32 75c20 19 47 31 75 31z">
          <text:p/>
        </draw:path>
        <draw:path draw:style-name="gr1" draw:text-style-name="P1" draw:layer="layout" svg:width="0.212cm" svg:height="0.212cm" svg:x="17.385cm" svg:y="10.257cm" svg:viewBox="0 0 213 213" svg:d="M107 213c28 0 55-12 75-32s31-47 31-75-11-55-31-75-47-31-75-31-55 11-75 31c-21 20-32 47-32 75s11 55 32 75c20 20 47 32 75 32z">
          <text:p/>
        </draw:path>
        <draw:path draw:style-name="gr1" draw:text-style-name="P1" draw:layer="layout" svg:width="0.212cm" svg:height="0.212cm" svg:x="17.385cm" svg:y="7.59cm" svg:viewBox="0 0 213 213" svg:d="M107 213c28 0 55-12 75-31 20-20 31-47 31-76 0-28-11-55-31-75s-47-31-75-31-55 11-75 31c-21 20-32 47-32 75 0 29 11 56 32 76 20 19 47 31 75 31z">
          <text:p/>
        </draw:path>
        <draw:path draw:style-name="gr1" draw:text-style-name="P1" draw:layer="layout" svg:width="0.212cm" svg:height="0.212cm" svg:x="17.385cm" svg:y="4.923cm" svg:viewBox="0 0 213 213" svg:d="M107 213c28 0 55-12 75-31 20-20 31-47 31-75s-11-55-31-76c-20-20-47-31-75-31s-55 11-75 31c-21 21-32 48-32 76s11 55 32 75c20 19 47 31 75 31z">
          <text:p/>
        </draw:path>
        <draw:path draw:style-name="gr1" draw:text-style-name="P1" draw:layer="layout" svg:width="0.212cm" svg:height="0.212cm" svg:x="17.385cm" svg:y="2.256cm" svg:viewBox="0 0 213 213" svg:d="M107 213c28 0 55-12 75-31 20-21 31-48 31-76s-11-55-31-75-47-31-75-31-55 11-75 31c-21 20-32 47-32 75s11 55 32 76c20 19 47 31 75 31z">
          <text:p/>
        </draw:path>
        <draw:path draw:style-name="gr1" draw:text-style-name="P1" draw:layer="layout" svg:width="0.212cm" svg:height="0.212cm" svg:x="21.859cm" svg:y="12.924cm" svg:viewBox="0 0 213 213" svg:d="M106 213c28 0 55-12 75-31 20-20 32-47 32-75s-12-56-32-76-47-31-75-31-55 11-75 31-31 48-31 76 11 55 31 75c20 19 47 31 75 31z">
          <text:p/>
        </draw:path>
        <draw:path draw:style-name="gr1" draw:text-style-name="P1" draw:layer="layout" svg:width="0.212cm" svg:height="0.212cm" svg:x="21.859cm" svg:y="10.257cm" svg:viewBox="0 0 213 213" svg:d="M106 213c28 0 55-12 75-32s32-47 32-75-12-55-32-75-47-31-75-31-55 11-75 31-31 47-31 75 11 55 31 75 47 32 75 32z">
          <text:p/>
        </draw:path>
        <draw:path draw:style-name="gr1" draw:text-style-name="P1" draw:layer="layout" svg:width="0.212cm" svg:height="0.212cm" svg:x="21.859cm" svg:y="7.59cm" svg:viewBox="0 0 213 213" svg:d="M106 213c28 0 55-12 75-31 20-20 32-47 32-76 0-28-12-55-32-75s-47-31-75-31-55 11-75 31-31 47-31 75c0 29 11 56 31 76 20 19 47 31 75 31z">
          <text:p/>
        </draw:path>
        <draw:path draw:style-name="gr1" draw:text-style-name="P1" draw:layer="layout" svg:width="0.212cm" svg:height="0.212cm" svg:x="21.859cm" svg:y="4.923cm" svg:viewBox="0 0 213 213" svg:d="M106 213c28 0 55-12 75-31 20-20 32-47 32-75s-12-55-32-76c-20-20-47-31-75-31s-55 11-75 31c-20 21-31 48-31 76s11 55 31 75c20 19 47 31 75 31z">
          <text:p/>
        </draw:path>
        <draw:path draw:style-name="gr1" draw:text-style-name="P1" draw:layer="layout" svg:width="0.212cm" svg:height="0.212cm" svg:x="21.859cm" svg:y="2.256cm" svg:viewBox="0 0 213 213" svg:d="M106 213c28 0 55-12 75-31 20-21 32-48 32-76s-12-55-32-75-47-31-75-31-55 11-75 31-31 47-31 75 11 55 31 76c20 19 47 31 75 31z">
          <text:p/>
        </draw:path>
        <draw:polyline draw:style-name="gr2" draw:text-style-name="P2" draw:layer="layout" svg:width="0cm" svg:height="10.667cm" svg:x="4.069cm" svg:y="2.362cm" svg:viewBox="0 0 0 10668" draw:points="0,10668 0,8001 0,5334 0,2667 0,0">
          <text:p/>
        </draw:polyline>
        <draw:polyline draw:style-name="gr2" draw:text-style-name="P2" draw:layer="layout" svg:width="0cm" svg:height="10.667cm" svg:x="8.543cm" svg:y="2.362cm" svg:viewBox="0 0 0 10668" draw:points="0,10668 0,8001 0,5334 0,2667 0,0">
          <text:p/>
        </draw:polyline>
        <draw:polyline draw:style-name="gr2" draw:text-style-name="P2" draw:layer="layout" svg:width="0cm" svg:height="10.667cm" svg:x="13.017cm" svg:y="2.362cm" svg:viewBox="0 0 0 10668" draw:points="0,10668 0,8001 0,5334 0,2667 0,0">
          <text:p/>
        </draw:polyline>
        <draw:polyline draw:style-name="gr2" draw:text-style-name="P2" draw:layer="layout" svg:width="0cm" svg:height="10.667cm" svg:x="17.491cm" svg:y="2.362cm" svg:viewBox="0 0 0 10668" draw:points="0,10668 0,8001 0,5334 0,2667 0,0">
          <text:p/>
        </draw:polyline>
        <draw:polyline draw:style-name="gr2" draw:text-style-name="P2" draw:layer="layout" svg:width="0cm" svg:height="10.667cm" svg:x="21.965cm" svg:y="2.362cm" svg:viewBox="0 0 0 10668" draw:points="0,10668 0,8001 0,5334 0,2667 0,0">
          <text:p/>
        </draw:polyline>
        <draw:polyline draw:style-name="gr2" draw:text-style-name="P2" draw:layer="layout" svg:width="17.895cm" svg:height="0cm" svg:x="4.069cm" svg:y="13.03cm" svg:viewBox="0 0 17896 0" draw:points="0,0 4474,0 8948,0 13422,0 17896,0">
          <text:p/>
        </draw:polyline>
        <draw:polyline draw:style-name="gr2" draw:text-style-name="P2" draw:layer="layout" svg:width="17.895cm" svg:height="0cm" svg:x="4.069cm" svg:y="10.363cm" svg:viewBox="0 0 17896 0" draw:points="0,0 4474,0 8948,0 13422,0 17896,0">
          <text:p/>
        </draw:polyline>
        <draw:polyline draw:style-name="gr2" draw:text-style-name="P2" draw:layer="layout" svg:width="17.895cm" svg:height="0cm" svg:x="4.069cm" svg:y="7.696cm" svg:viewBox="0 0 17896 0" draw:points="0,0 4474,0 8948,0 13422,0 17896,0">
          <text:p/>
        </draw:polyline>
        <draw:polyline draw:style-name="gr2" draw:text-style-name="P2" draw:layer="layout" svg:width="17.895cm" svg:height="0cm" svg:x="4.069cm" svg:y="5.029cm" svg:viewBox="0 0 17896 0" draw:points="0,0 4474,0 8948,0 13422,0 17896,0">
          <text:p/>
        </draw:polyline>
        <draw:polyline draw:style-name="gr2" draw:text-style-name="P2" draw:layer="layout" svg:width="17.895cm" svg:height="0cm" svg:x="4.069cm" svg:y="2.362cm" svg:viewBox="0 0 17896 0" draw:points="0,0 4474,0 8948,0 13422,0 17896,0">
          <text:p/>
        </draw:polyline>
        <draw:polygon draw:style-name="gr3" draw:text-style-name="P2" draw:layer="layout" svg:width="2.237cm" svg:height="1.334cm" svg:x="4.069cm" svg:y="11.696cm" svg:viewBox="0 0 2238 1335" draw:points="0,1335 2238,1335 2238,0 0,0">
          <text:p/>
        </draw:polygon>
        <draw:polygon draw:style-name="gr3" draw:text-style-name="P2" draw:layer="layout" svg:width="2.237cm" svg:height="1.334cm" svg:x="19.728cm" svg:y="11.696cm" svg:viewBox="0 0 2238 1335" draw:points="0,1335 2238,1335 2238,0 0,0">
          <text:p/>
        </draw:polygon>
        <draw:polygon draw:style-name="gr3" draw:text-style-name="P2" draw:layer="layout" svg:width="2.237cm" svg:height="1.333cm" svg:x="4.069cm" svg:y="2.362cm" svg:viewBox="0 0 2238 1334" draw:points="0,1334 2238,1334 2238,0 0,0">
          <text:p/>
        </draw:polygon>
        <draw:polygon draw:style-name="gr3" draw:text-style-name="P2" draw:layer="layout" svg:width="2.237cm" svg:height="1.333cm" svg:x="19.728cm" svg:y="2.362cm" svg:viewBox="0 0 2238 1334" draw:points="0,1334 2238,1334 2238,0 0,0">
          <text:p/>
        </draw:polygon>
        <draw:polygon draw:style-name="gr3" draw:text-style-name="P2" draw:layer="layout" svg:width="4.474cm" svg:height="1.334cm" svg:x="10.78cm" svg:y="11.696cm" svg:viewBox="0 0 4475 1335" draw:points="0,1335 4475,1335 4475,0 0,0">
          <text:p/>
        </draw:polygon>
        <draw:polygon draw:style-name="gr3" draw:text-style-name="P2" draw:layer="layout" svg:width="4.474cm" svg:height="1.333cm" svg:x="10.78cm" svg:y="2.362cm" svg:viewBox="0 0 4475 1334" draw:points="0,1334 4475,1334 4475,0 0,0">
          <text:p/>
        </draw:polygon>
        <draw:polygon draw:style-name="gr3" draw:text-style-name="P2" draw:layer="layout" svg:width="2.237cm" svg:height="2.668cm" svg:x="4.069cm" svg:y="6.362cm" svg:viewBox="0 0 2238 2669" draw:points="0,2669 2238,2669 2238,0 0,0">
          <text:p/>
        </draw:polygon>
        <draw:polygon draw:style-name="gr3" draw:text-style-name="P2" draw:layer="layout" svg:width="2.237cm" svg:height="2.668cm" svg:x="19.728cm" svg:y="6.362cm" svg:viewBox="0 0 2238 2669" draw:points="0,2669 2238,2669 2238,0 0,0">
          <text:p/>
        </draw:polygon>
        <draw:polygon draw:style-name="gr3" draw:text-style-name="P2" draw:layer="layout" svg:width="4.474cm" svg:height="2.668cm" svg:x="10.78cm" svg:y="6.362cm" svg:viewBox="0 0 4475 2669" draw:points="0,2669 4475,2669 4475,0 0,0">
          <text:p/>
        </draw:polygon>
        <draw:frame draw:style-name="gr4" draw:text-style-name="P4" draw:layer="layout" svg:width="0.417cm" svg:height="0.412cm" svg:x="13.194cm" svg:y="7.192cm">
          <draw:text-box>
            <text:p text:style-name="P3"><text:span text:style-name="T1">i, j</text:span></text:p>
          </draw:text-box>
        </draw:frame>
        <draw:frame draw:style-name="gr4" draw:text-style-name="P4" draw:layer="layout" svg:width="2.394cm" svg:height="0.374cm" svg:x="13.194cm" svg:y="5.75cm">
          <draw:text-box>
            <text:p text:style-name="P3"><text:span text:style-name="T2">AUpDownRight</text:span></text:p>
          </draw:text-box>
        </draw:frame>
        <draw:frame draw:style-name="gr4" draw:text-style-name="P4" draw:layer="layout" svg:width="2.394cm" svg:height="0.374cm" svg:x="13.193cm" svg:y="5.75cm">
          <draw:text-box>
            <text:p text:style-name="P3"><text:span text:style-name="T2">AUpDownRight</text:span></text:p>
          </draw:text-box>
        </draw:frame>
        <draw:frame draw:style-name="gr4" draw:text-style-name="P4" draw:layer="layout" svg:width="2.161cm" svg:height="0.374cm" svg:x="10.5cm" svg:y="5.75cm">
          <draw:text-box>
            <text:p text:style-name="P3"><text:span text:style-name="T2">AUpDownLeft</text:span></text:p>
          </draw:text-box>
        </draw:frame>
        <draw:frame draw:style-name="gr4" draw:text-style-name="P4" draw:layer="layout" svg:width="2.161cm" svg:height="0.374cm" svg:x="10.589cm" svg:y="9.25cm">
          <draw:text-box>
            <text:p text:style-name="P3"><text:span text:style-name="T2">AUpDownLeft</text:span></text:p>
          </draw:text-box>
        </draw:frame>
        <draw:frame draw:style-name="gr4" draw:text-style-name="P4" draw:layer="layout" svg:width="2.394cm" svg:height="0.374cm" svg:x="13.356cm" svg:y="9.25cm">
          <draw:text-box>
            <text:p text:style-name="P3"><text:span text:style-name="T2">AUpDownRight</text:span></text:p>
          </draw:text-box>
        </draw:frame>
        <draw:frame draw:style-name="gr4" draw:text-style-name="P4" draw:layer="layout" svg:width="2.098cm" svg:height="0.374cm" svg:x="8.652cm" svg:y="6.876cm">
          <draw:text-box>
            <text:p text:style-name="P3"><text:span text:style-name="T2">ALeftRightUp</text:span></text:p>
          </draw:text-box>
        </draw:frame>
        <draw:frame draw:style-name="gr4" draw:text-style-name="P4" draw:layer="layout" svg:width="2.563cm" svg:height="0.374cm" svg:x="8.652cm" svg:y="8.376cm">
          <draw:text-box>
            <text:p text:style-name="P3"><text:span text:style-name="T2">ALeftRightDown</text:span></text:p>
          </draw:text-box>
        </draw:frame>
        <draw:frame draw:style-name="gr4" draw:text-style-name="P4" draw:layer="layout" svg:width="2.098cm" svg:height="0.374cm" svg:x="15.5cm" svg:y="6.876cm">
          <draw:text-box>
            <text:p text:style-name="P3"><text:span text:style-name="T2">ALeftRightUp</text:span></text:p>
          </draw:text-box>
        </draw:frame>
        <draw:frame draw:style-name="gr4" draw:text-style-name="P4" draw:layer="layout" svg:width="2.563cm" svg:height="0.374cm" svg:x="15.437cm" svg:y="8.25cm">
          <draw:text-box>
            <text:p text:style-name="P3"><text:span text:style-name="T2">ALeftRightDown</text:span></text:p>
          </draw:text-box>
        </draw:frame>
        <draw:frame draw:style-name="gr4" draw:text-style-name="P4" draw:layer="layout" svg:width="1.014cm" svg:height="0.374cm" svg:x="20cm" svg:y="1.75cm">
          <draw:text-box>
            <text:p text:style-name="P3"><text:span text:style-name="T2">upLeft</text:span></text:p>
          </draw:text-box>
        </draw:frame>
        <draw:frame draw:style-name="gr4" draw:text-style-name="P4" draw:layer="layout" svg:width="1.653cm" svg:height="0.374cm" svg:x="22.236cm" svg:y="2.876cm">
          <draw:text-box>
            <text:p text:style-name="P3"><text:span text:style-name="T2">rightDown</text:span></text:p>
          </draw:text-box>
        </draw:frame>
        <draw:frame draw:style-name="gr4" draw:text-style-name="P4" draw:layer="layout" svg:width="2.813cm" svg:height="0.433cm" svg:x="11.687cm" svg:y="1cm">
          <draw:text-box>
            <text:p text:style-name="P3"><text:span text:style-name="T3">Normal top cell</text:span></text:p>
          </draw:text-box>
        </draw:frame>
        <draw:frame draw:style-name="gr4" draw:text-style-name="P4" draw:layer="layout" svg:width="2.813cm" svg:height="0.433cm" svg:x="11.5cm" svg:y="13.5cm">
          <draw:text-box>
            <text:p text:style-name="P3"><text:span text:style-name="T3">Normal bot ce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11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4T08:34:48.279000000</dc:date>
    <meta:editing-duration>PT6M33S</meta:editing-duration>
    <meta:editing-cycles>2</meta:editing-cycles>
    <meta:generator>LibreOffice/7.6.1.2$Windows_X86_64 LibreOffice_project/f5defcebd022c5bc36bbb79be232cb6926d8f674</meta:generator>
    <meta:document-statistic meta:object-count="58"/>
  </office:meta>
</office:document-meta>
</file>